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3b4a13" fo:background-color="transparent" loext:char-shading-value="0"/>
    </style:style>
    <style:style style:name="T491" style:family="text">
      <style:text-properties fo:color="#ffffff" loext:opacity="100%" fo:language="en" fo:country="US" officeooo:rsid="023b4a13" fo:background-color="transparent" loext:char-shading-value="0"/>
    </style:style>
    <style:style style:name="T492" style:family="text">
      <style:text-properties fo:color="#ffffff" loext:opacity="100%" fo:language="en" fo:country="US" officeooo:rsid="023c4255" fo:background-color="transparent" loext:char-shading-value="0"/>
    </style:style>
    <style:style style:name="T493" style:family="text">
      <style:text-properties fo:color="#000000" loext:opacity="100%" style:font-name="Arial" fo:font-size="12pt" fo:language="en" fo:country="US" officeooo:rsid="02495f4f" fo:background-color="#ffff00" loext:char-shading-value="0" style:font-size-asian="10.5pt" style:font-size-complex="12pt"/>
    </style:style>
    <style:style style:name="T494" style:family="text">
      <style:text-properties fo:color="#ffffff" loext:opacity="100%" fo:language="en" fo:country="US" officeooo:rsid="02470bcc" fo:background-color="transparent" loext:char-shading-value="0"/>
    </style:style>
    <style:style style:name="T495" style:family="text">
      <style:text-properties fo:language="en" fo:country="US" officeooo:rsid="02470bcc" fo:background-color="transparent" loext:char-shading-value="0"/>
    </style:style>
    <style:style style:name="T496" style:family="text">
      <style:text-properties fo:language="en" fo:country="US" fo:font-weight="normal" officeooo:rsid="02470bcc" fo:background-color="transparent" loext:char-shading-value="0"/>
    </style:style>
    <style:style style:name="T497" style:family="text">
      <style:text-properties fo:color="#ffffff" loext:opacity="100%" fo:language="en" fo:country="US" officeooo:rsid="02472bfc" fo:background-color="transparent" loext:char-shading-value="0"/>
    </style:style>
    <style:style style:name="T498" style:family="text">
      <style:text-properties fo:color="#ffff00" loext:opacity="100%" fo:language="en" fo:country="US" officeooo:rsid="025c1650" fo:background-color="transparent" loext:char-shading-value="0"/>
    </style:style>
    <style:style style:name="T499" style:family="text">
      <style:text-properties fo:language="en" fo:country="US" officeooo:rsid="0247d4be" fo:background-color="transparent" loext:char-shading-value="0"/>
    </style:style>
    <style:style style:name="T500" style:family="text">
      <style:text-properties fo:color="#000000" loext:opacity="100%" style:font-name="Arial" fo:font-size="12pt" fo:language="en" fo:country="US" officeooo:rsid="024015ca" fo:background-color="#ffff00" loext:char-shading-value="0" style:font-size-asian="10.5pt" style:font-size-complex="12pt"/>
    </style:style>
    <style:style style:name="T501" style:family="text">
      <style:text-properties fo:color="#000000" loext:opacity="100%" style:font-name="Arial" fo:font-size="12pt" fo:language="en" fo:country="US" officeooo:rsid="02448d2e" fo:background-color="#ffff00" loext:char-shading-value="0" style:font-size-asian="10.5pt" style:font-size-complex="12pt"/>
    </style:style>
    <style:style style:name="T502" style:family="text">
      <style:text-properties fo:color="#ffffff" loext:opacity="100%" fo:language="en" fo:country="US" fo:font-weight="normal" officeooo:rsid="024015ca" fo:background-color="transparent" loext:char-shading-value="0"/>
    </style:style>
    <style:style style:name="T503" style:family="text">
      <style:text-properties fo:language="en" fo:country="US" officeooo:rsid="024015ca" fo:background-color="transparent" loext:char-shading-value="0"/>
    </style:style>
    <style:style style:name="T504" style:family="text">
      <style:text-properties fo:color="#ffffff" loext:opacity="100%" fo:language="en" fo:country="US" officeooo:rsid="024015ca" fo:background-color="transparent" loext:char-shading-value="0"/>
    </style:style>
    <style:style style:name="T505" style:family="text">
      <style:text-properties fo:color="#ffffff" loext:opacity="100%" fo:language="en" fo:country="US" officeooo:rsid="0240edad" fo:background-color="transparent" loext:char-shading-value="0"/>
    </style:style>
    <style:style style:name="T506" style:family="text">
      <style:text-properties fo:language="en" fo:country="US" officeooo:rsid="0240edad" fo:background-color="transparent" loext:char-shading-value="0"/>
    </style:style>
    <style:style style:name="T507" style:family="text">
      <style:text-properties fo:color="#ffffff" loext:opacity="100%" fo:language="en" fo:country="US" officeooo:rsid="0241a2b7" fo:background-color="transparent" loext:char-shading-value="0"/>
    </style:style>
    <style:style style:name="T508" style:family="text">
      <style:text-properties fo:color="#ffffff" loext:opacity="100%" fo:language="en" fo:country="US" officeooo:rsid="025e57e2" fo:background-color="transparent" loext:char-shading-value="0"/>
    </style:style>
    <style:style style:name="T509" style:family="text">
      <style:text-properties fo:language="en" fo:country="US" officeooo:rsid="0241a2b7" fo:background-color="transparent" loext:char-shading-value="0"/>
    </style:style>
    <style:style style:name="T510" style:family="text">
      <style:text-properties fo:color="#000000" loext:opacity="100%" style:font-name="Arial" fo:font-size="12pt" fo:language="en" fo:country="US" officeooo:rsid="0251d31d" fo:background-color="#ffff00" loext:char-shading-value="0" style:font-size-asian="10.5pt" style:font-size-complex="12pt"/>
    </style:style>
    <style:style style:name="T511" style:family="text">
      <style:text-properties fo:color="#ffffff" loext:opacity="100%" fo:language="en" fo:country="US" officeooo:rsid="024a1d22" fo:background-color="transparent" loext:char-shading-value="0"/>
    </style:style>
    <style:style style:name="T512" style:family="text">
      <style:text-properties fo:color="#ffff00" loext:opacity="100%" fo:language="en" fo:country="US" officeooo:rsid="024a1d22" fo:background-color="transparent" loext:char-shading-value="0"/>
    </style:style>
    <style:style style:name="T513" style:family="text">
      <style:text-properties fo:color="#ffffff" loext:opacity="100%" fo:language="en" fo:country="US" officeooo:rsid="024c2399" fo:background-color="transparent" loext:char-shading-value="0"/>
    </style:style>
    <style:style style:name="T514" style:family="text">
      <style:text-properties fo:language="en" fo:country="US" officeooo:rsid="024e9b41" fo:background-color="transparent" loext:char-shading-value="0"/>
    </style:style>
    <style:style style:name="T515" style:family="text">
      <style:text-properties fo:color="#ffffff" loext:opacity="100%" fo:language="en" fo:country="US" officeooo:rsid="025292d9" fo:background-color="transparent" loext:char-shading-value="0"/>
    </style:style>
    <style:style style:name="T516" style:family="text">
      <style:text-properties fo:color="#ffff00" loext:opacity="100%" fo:language="en" fo:country="US" officeooo:rsid="025292d9" fo:background-color="transparent" loext:char-shading-value="0"/>
    </style:style>
    <style:style style:name="T517" style:family="text">
      <style:text-properties fo:language="en" fo:country="US" officeooo:rsid="025292d9" fo:background-color="transparent" loext:char-shading-value="0"/>
    </style:style>
    <style:style style:name="T518" style:family="text">
      <style:text-properties fo:language="en" fo:country="US" officeooo:rsid="0254cae6" fo:background-color="transparent" loext:char-shading-value="0"/>
    </style:style>
    <style:style style:name="T519" style:family="text">
      <style:text-properties fo:language="en" fo:country="US" officeooo:rsid="0257fd70" fo:background-color="transparent" loext:char-shading-value="0"/>
    </style:style>
    <style:style style:name="T520" style:family="text">
      <style:text-properties fo:language="en" fo:country="US" officeooo:rsid="02547349" fo:background-color="transparent" loext:char-shading-value="0"/>
    </style:style>
    <style:style style:name="T521" style:family="text">
      <style:text-properties fo:language="en" fo:country="US" officeooo:rsid="0259010e" fo:background-color="transparent" loext:char-shading-value="0"/>
    </style:style>
    <style:style style:name="T522" style:family="text">
      <style:text-properties fo:color="#000000" loext:opacity="100%" style:font-name="Arial" fo:font-size="12pt" fo:language="en" fo:country="US" officeooo:rsid="025ed74d" fo:background-color="#ffff00" loext:char-shading-value="0" style:font-size-asian="10.5pt" style:font-size-complex="12pt"/>
    </style:style>
    <style:style style:name="T523" style:family="text">
      <style:text-properties fo:color="#ffffff" loext:opacity="100%" fo:language="en" fo:country="US" officeooo:rsid="025ed74d" fo:background-color="transparent" loext:char-shading-value="0"/>
    </style:style>
    <style:style style:name="T524" style:family="text">
      <style:text-properties fo:language="en" fo:country="US" officeooo:rsid="025ed74d" fo:background-color="transparent" loext:char-shading-value="0"/>
    </style:style>
    <style:style style:name="T525" style:family="text">
      <style:text-properties fo:language="en" fo:country="US" officeooo:rsid="0262365f" fo:background-color="transparent" loext:char-shading-value="0"/>
    </style:style>
    <style:style style:name="T526" style:family="text">
      <style:text-properties fo:language="en" fo:country="US" officeooo:rsid="02607ae6" fo:background-color="transparent" loext:char-shading-value="0"/>
    </style:style>
    <style:style style:name="T527" style:family="text">
      <style:text-properties fo:color="#000000" loext:opacity="100%" style:font-name="Arial" fo:font-size="12pt" fo:language="en" fo:country="US" officeooo:rsid="0263a152" fo:background-color="#ffff00" loext:char-shading-value="0" style:font-size-asian="10.5pt" style:font-size-complex="12pt"/>
    </style:style>
    <style:style style:name="T528" style:family="text">
      <style:text-properties fo:color="#ffffff" loext:opacity="100%" fo:language="en" fo:country="US" officeooo:rsid="0263a152" fo:background-color="transparent" loext:char-shading-value="0"/>
    </style:style>
    <style:style style:name="T529" style:family="text">
      <style:text-properties fo:language="en" fo:country="US" officeooo:rsid="0263a152" fo:background-color="transparent" loext:char-shading-value="0"/>
    </style:style>
    <style:style style:name="T530" style:family="text">
      <style:text-properties fo:language="en" fo:country="US" officeooo:rsid="02641efe" fo:background-color="transparent" loext:char-shading-value="0"/>
    </style:style>
    <style:style style:name="T531" style:family="text">
      <style:text-properties fo:color="#ffffff" loext:opacity="100%" fo:language="en" fo:country="US" officeooo:rsid="02641efe" fo:background-color="transparent" loext:char-shading-value="0"/>
    </style:style>
    <style:style style:name="T532" style:family="text">
      <style:text-properties fo:color="#000000" loext:opacity="100%" style:font-name="Arial" fo:font-size="12pt" fo:language="en" fo:country="US" officeooo:rsid="02690de9" fo:background-color="#ffff00" loext:char-shading-value="0" style:font-size-asian="10.5pt" style:font-size-complex="12pt"/>
    </style:style>
    <style:style style:name="T533" style:family="text">
      <style:text-properties fo:color="#ffffff" loext:opacity="100%" fo:language="en" fo:country="US" officeooo:rsid="02669d89" fo:background-color="transparent" loext:char-shading-value="0"/>
    </style:style>
    <style:style style:name="T534" style:family="text">
      <style:text-properties fo:language="en" fo:country="US" officeooo:rsid="02669d89" fo:background-color="transparent" loext:char-shading-value="0"/>
    </style:style>
    <style:style style:name="T535" style:family="text">
      <style:text-properties fo:language="en" fo:country="US" officeooo:rsid="0268267e" fo:background-color="transparent" loext:char-shading-value="0"/>
    </style:style>
    <style:style style:name="T536" style:family="text">
      <style:text-properties fo:color="#ffffff" loext:opacity="100%" fo:language="en" fo:country="US" officeooo:rsid="0268267e" fo:background-color="transparent" loext:char-shading-value="0"/>
    </style:style>
    <style:style style:name="T537" style:family="text">
      <style:text-properties fo:color="#000000" loext:opacity="100%" style:font-name="Arial" fo:font-size="12pt" fo:language="en" fo:country="US" officeooo:rsid="026ae30d" fo:background-color="#ffff00" loext:char-shading-value="0" style:font-size-asian="10.5pt" style:font-size-complex="12pt"/>
    </style:style>
    <style:style style:name="T538" style:family="text">
      <style:text-properties fo:color="#ffffff" loext:opacity="100%" fo:language="en" fo:country="US" officeooo:rsid="026ae30d" fo:background-color="transparent" loext:char-shading-value="0"/>
    </style:style>
    <style:style style:name="T539" style:family="text">
      <style:text-properties fo:color="#a1467e" loext:opacity="100%" fo:language="en" fo:country="US" officeooo:rsid="00c3c542" fo:background-color="transparent" loext:char-shading-value="0"/>
    </style:style>
    <style:style style:name="T540" style:family="text">
      <style:text-properties fo:color="#ffffff" loext:opacity="100%" fo:language="en" fo:country="US" officeooo:rsid="026af710" fo:background-color="transparent" loext:char-shading-value="0"/>
    </style:style>
    <style:style style:name="T541" style:family="text">
      <style:text-properties fo:color="#ffffff" loext:opacity="100%" fo:language="en" fo:country="US" officeooo:rsid="026cc31e" fo:background-color="transparent" loext:char-shading-value="0"/>
    </style:style>
    <style:style style:name="T542" style:family="text">
      <style:text-properties fo:language="en" fo:country="US" officeooo:rsid="026cc31e" fo:background-color="transparent" loext:char-shading-value="0"/>
    </style:style>
    <style:style style:name="T543" style:family="text">
      <style:text-properties fo:language="en" fo:country="US" officeooo:rsid="026d4176" fo:background-color="transparent" loext:char-shading-value="0"/>
    </style:style>
    <style:style style:name="T544" style:family="text">
      <style:text-properties fo:color="#ffffff" loext:opacity="100%" fo:language="en" fo:country="US" officeooo:rsid="026d4176" fo:background-color="transparent" loext:char-shading-value="0"/>
    </style:style>
    <style:style style:name="T545" style:family="text">
      <style:text-properties fo:color="#ffffff" loext:opacity="100%" fo:language="en" fo:country="US" officeooo:rsid="026e4b77" fo:background-color="transparent" loext:char-shading-value="0"/>
    </style:style>
    <style:style style:name="T546" style:family="text">
      <style:text-properties fo:language="en" fo:country="US" officeooo:rsid="026e4b77" fo:background-color="transparent" loext:char-shading-value="0"/>
    </style:style>
    <style:style style:name="T547" style:family="text">
      <style:text-properties fo:language="en" fo:country="US" officeooo:rsid="0275e1c8" fo:background-color="transparent" loext:char-shading-value="0"/>
    </style:style>
    <style:style style:name="T548" style:family="text">
      <style:text-properties fo:language="en" fo:country="US" officeooo:rsid="026fce6d" fo:background-color="transparent" loext:char-shading-value="0"/>
    </style:style>
    <style:style style:name="T549" style:family="text">
      <style:text-properties fo:language="en" fo:country="US" officeooo:rsid="0270d3a5" fo:background-color="transparent" loext:char-shading-value="0"/>
    </style:style>
    <style:style style:name="T550" style:family="text">
      <style:text-properties fo:color="#000000" loext:opacity="100%" style:font-name="Arial" fo:font-size="12pt" fo:language="en" fo:country="US" officeooo:rsid="0271eb58" fo:background-color="#ffff00" loext:char-shading-value="0" style:font-size-asian="10.5pt" style:font-size-complex="12pt"/>
    </style:style>
    <style:style style:name="T551" style:family="text">
      <style:text-properties fo:color="#ffffff" loext:opacity="100%" fo:language="en" fo:country="US" officeooo:rsid="0271eb58" fo:background-color="transparent" loext:char-shading-value="0"/>
    </style:style>
    <style:style style:name="T552" style:family="text">
      <style:text-properties fo:language="en" fo:country="US" officeooo:rsid="0271eb58" fo:background-color="transparent" loext:char-shading-value="0"/>
    </style:style>
    <style:style style:name="T553" style:family="text">
      <style:text-properties fo:language="en" fo:country="US" officeooo:rsid="02742be5" fo:background-color="transparent" loext:char-shading-value="0"/>
    </style:style>
    <style:style style:name="T554" style:family="text">
      <style:text-properties fo:language="en" fo:country="US" officeooo:rsid="02751288" fo:background-color="transparent" loext:char-shading-value="0"/>
    </style:style>
    <style:style style:name="T555" style:family="text">
      <style:text-properties fo:language="en" fo:country="US" officeooo:rsid="02748431" fo:background-color="transparent" loext:char-shading-value="0"/>
    </style:style>
    <style:style style:name="T556" style:family="text">
      <style:text-properties fo:color="#000000" loext:opacity="100%" style:font-name="Arial" fo:font-size="12pt" fo:language="en" fo:country="US" officeooo:rsid="0277b832" fo:background-color="#ffff00" loext:char-shading-value="0" style:font-size-asian="10.5pt" style:font-size-complex="12pt"/>
    </style:style>
    <style:style style:name="T557" style:family="text">
      <style:text-properties fo:color="#ffffff" loext:opacity="100%" fo:language="en" fo:country="US" officeooo:rsid="0277b832" fo:background-color="transparent" loext:char-shading-value="0"/>
    </style:style>
    <style:style style:name="T558" style:family="text">
      <style:text-properties fo:language="en" fo:country="US" officeooo:rsid="0277b832" fo:background-color="transparent" loext:char-shading-value="0"/>
    </style:style>
    <style:style style:name="T559" style:family="text">
      <style:text-properties fo:language="en" fo:country="US" officeooo:rsid="0279b16c" fo:background-color="transparent" loext:char-shading-value="0"/>
    </style:style>
    <style:style style:name="T560" style:family="text">
      <style:text-properties fo:language="en" fo:country="US" officeooo:rsid="027b73d2" fo:background-color="transparent" loext:char-shading-value="0"/>
    </style:style>
    <style:style style:name="T561" style:family="text">
      <style:text-properties fo:language="en" fo:country="US" officeooo:rsid="027c15c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text:span></text:span></text:p>
      <text:p text:style-name="P532"><text:span text:style-name="_3c_C_3e_"><text:span text:style-name="T490">}catch(</text:span></text:span><text:span text:style-name="_3c_C_2b__2b__3e_"><text:span text:style-name="T352">MiClase</text:span></text:span><text:span text:style-name="_3c_C_3e_"><text:span text:style-name="T490"> ex){...}</text:span></text:span></text:p>
      <text:p text:style-name="P531"><text:span text:style-name="_3c_C_3e_"><text:span text:style-name="T488">Dicha clase, tiene que tener un constructor de copia, ya que se hará una copia al lanzar la excepción. </text:span></text:span><text:span text:style-name="_3c_C_3e_"><text:span text:style-name="T491">Si el constructor de copia es borrado, protegido o privado no se lanzará la excepción, </text:span></text:span><text:span text:style-name="_3c_C_3e_"><text:span text:style-name="T492">por que como hemos dicho, todo lo que esté dentro del </text:span></text:span><text:span text:style-name="_3c_C_2b__2b__3e_"><text:span text:style-name="T352">try</text:span></text:span><text:span text:style-name="_3c_C_3e_"><text:span text:style-name="T492">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3">Evitar copia en captura catch</text:span></text:span></text:h>
      <text:p text:style-name="P534"><text:span text:style-name="_3c_C_3e_"><text:span text:style-name="T494">Otra cuestión es que cuando “capturamos la excepción” con catch, dentro del mismo se hace una copia:</text:span></text:span></text:p>
      <text:p text:style-name="P535"><text:span text:style-name="_3c_C_3e_"><text:span text:style-name="T495">try{</text:span></text:span></text:p>
      <text:p text:style-name="P535"><text:span text:style-name="_3c_C_3e_"><text:span text:style-name="T495"><text:tab/>int num = 0;</text:span></text:span></text:p>
      <text:h text:style-name="P536" text:outline-level="3"><text:soft-page-break/><text:span text:style-name="_3c_C_3e_"><text:span text:style-name="T489"><text:tab/>throw </text:span></text:span><text:span text:style-name="_3c_C_3e_"><text:span text:style-name="T495">num</text:span></text:span><text:span text:style-name="_3c_C_3e_"><text:span text:style-name="T489">; </text:span></text:span><text:span text:style-name="_2f__2f_C"><text:span text:style-name="T489">//</text:span></text:span><text:span text:style-name="_2f__2f_C"><text:span text:style-name="T495">esto es una copia NECESARIA por que num morirá depues del try</text:span></text:span></text:h>
      <text:p text:style-name="P537"><text:span text:style-name="_3c_C_3e_"><text:span text:style-name="T496">} // catch(int ex); </text:span></text:span><text:span text:style-name="_2f__2f_C"><text:span text:style-name="T496">//esto es OTRA copia por lo que gastamos más memoria.</text:span></text:span></text:p>
      <text:p text:style-name="P537"><text:span text:style-name="_3c_C_2b__2b__3e_"><text:span text:style-name="T352">catch</text:span></text:span><text:span text:style-name="_3c_C_3e_"><text:span text:style-name="T496">(int </text:span></text:span><text:span text:style-name="_3c_C_2b__2b__3e_"><text:span text:style-name="T352">&amp;</text:span></text:span><text:span text:style-name="_3c_C_3e_"><text:span text:style-name="T496">ex); </text:span></text:span><text:span text:style-name="_2f__2f_C"><text:span text:style-name="T496">//no es copia ya que vamos a la memoria donde existe la excepción</text:span></text:span></text:p>
      <text:p text:style-name="P538"><text:span text:style-name="_3c_C_3e_"><text:span text:style-name="T497">Al capturar el </text:span></text:span><text:span text:style-name="_3c_C_2b__2b__3e_"><text:span text:style-name="T352">catch</text:span></text:span><text:span text:style-name="_3c_C_3e_"><text:span text:style-name="T497"> por referencia, evitamos la copia. Muy importante cuando la excepción lanzada son objetos (clases) que ocupan mucho en memoria </text:span></text:span><text:span text:style-name="_3c_C_3e_"><text:span text:style-name="T498">Y PUEDEN SER SLICING OBJECTS al copiarlo</text:span></text:span></text:p>
      <text:p text:style-name="P539"><text:span text:style-name="_3c_C_2b__2b__3e_"><text:span text:style-name="T352">catch</text:span></text:span><text:span text:style-name="_3c_C_3e_"><text:span text:style-name="T495">(</text:span></text:span><text:span text:style-name="_3c_C_3e_"><text:span text:style-name="T499">myClass</text:span></text:span><text:span text:style-name="_3c_C_3e_"><text:span text:style-name="T495"> </text:span></text:span><text:span text:style-name="_3c_C_2b__2b__3e_"><text:span text:style-name="T352">&amp;</text:span></text:span><text:span text:style-name="_3c_C_3e_"><text:span text:style-name="T495">ex);</text:span></text:span></text:p>
      <text:p text:style-name="P538"><text:span text:style-name="_3c_C_3e_"><text:span text:style-name="T497"/></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0">Varios catch </text:span></text:span><text:span text:style-name="_3c_C_3e_"><text:span text:style-name="T501">para varios throw</text:span></text:span></text:h>
      <text:p text:style-name="P541"><text:span text:style-name="_3c_C_3e_"><text:span text:style-name="T502">Ya sabemos que si hay un </text:span></text:span><text:span text:style-name="_3c_C_2b__2b__3e_"><text:span text:style-name="T352">throw</text:span></text:span><text:span text:style-name="_3c_C_3e_"><text:span text:style-name="T502">, debe haber un </text:span></text:span><text:span text:style-name="_3c_C_2b__2b__3e_"><text:span text:style-name="T352">catch</text:span></text:span><text:span text:style-name="_3c_C_3e_"><text:span text:style-name="T502">. Pero puede haber varios.</text:span></text:span></text:p>
      <text:p text:style-name="P542"><text:span text:style-name="_3c_C_2b__2b__3e_"><text:span text:style-name="T352">try</text:span></text:span><text:span text:style-name="_3c_C_3e_"><text:span text:style-name="T503">{</text:span></text:span></text:p>
      <text:p text:style-name="P542"><text:span text:style-name="_3c_C_3e_"><text:span text:style-name="T503"><text:tab/>if (condicion)</text:span></text:span></text:p>
      <text:p text:style-name="P542"><text:span text:style-name="_3c_C_3e_"><text:span text:style-name="T503"><text:tab/><text:tab/></text:span></text:span><text:span text:style-name="_3c_C_2b__2b__3e_"><text:span text:style-name="T352">throw</text:span></text:span><text:span text:style-name="_3c_C_3e_"><text:span text:style-name="T503"> 0;} </text:span></text:span><text:span text:style-name="_2f__2f_C"><text:span text:style-name="T503">//lanza un entero</text:span></text:span></text:p>
      <text:p text:style-name="P542"><text:span text:style-name="_3c_C_2b__2b__3e_"><text:span text:style-name="T352">catch</text:span></text:span><text:span text:style-name="_3c_C_3e_"><text:span text:style-name="T503"> (std::string ex){}</text:span></text:span></text:p>
      <text:p text:style-name="P542"><text:span text:style-name="_3c_C_2b__2b__3e_"><text:span text:style-name="T352">catch</text:span></text:span><text:span text:style-name="_3c_C_3e_"><text:span text:style-name="T503"> (int ex){}; </text:span></text:span><text:span text:style-name="_2f__2f_C"><text:span text:style-name="T503">//este será el recogido ya que el throw es un entero.</text:span></text:span></text:p>
      <text:p text:style-name="P541"><text:span text:style-name="_3c_C_3e_"><text:span text:style-name="T504">si hubiera un </text:span></text:span><text:span text:style-name="_3c_C_2b__2b__3e_"><text:span text:style-name="T352">catch</text:span></text:span><text:span text:style-name="_3c_C_3e_"><text:span text:style-name="T504">, pero no del mismo tipo lanzado, </text:span></text:span><text:span text:style-name="_3c_C_3e_"><text:span text:style-name="T505">el programa terminaría llamando a std::terminate().</text:span></text:span></text:p>
      <text:p text:style-name="P543"><text:span text:style-name="_3c_C_3e_"><text:span text:style-name="T505">Esto es para que si se lanzan varios throw en el código, cada catch tome el tipo correspondiente.</text:span></text:span></text:p>
      <text:p text:style-name="P543"><text:span text:style-name="_3c_C_3e_"><text:span text:style-name="T505">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6">no alcanzará este</text:span></text:span></text:p>
      <text:p text:style-name="P544"><text:span text:style-name="_2f__2f_C"><text:span text:style-name="T506"/></text:span></text:p>
      <text:p text:style-name="P545"><text:span text:style-name="_3c_C_3e_"><text:span text:style-name="T507">Si queremos capturar de cualquier tipo que se lance, ponemos </text:span></text:span><text:span text:style-name="_3c_C_2b__2b__3e_"><text:span text:style-name="T352">catch(…) </text:span></text:span><text:span text:style-name="_3c_C_3e_"><text:span text:style-name="T507">que es válido en C++98. </text:span></text:span><text:span text:style-name="_3c_C_3e_"><text:span text:style-name="T508">Si hay más </text:span></text:span><text:span text:style-name="_3c_C_2b__2b__3e_"><text:span text:style-name="T352">catch</text:span></text:span><text:span text:style-name="_3c_C_3e_"><text:span text:style-name="T508">,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09">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09">//es el que se ejecutará.</text:span></text:span></text:p>
      <text:p text:style-name="P546"><text:span text:style-name="_2f__2f_C"><text:span text:style-name="T509"/></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0">clases herencias</text:span></text:span></text:h>
      <text:p text:style-name="P548"><text:span text:style-name="_3c_C_3e_"><text:span text:style-name="T511">Se puede lanzar de </text:span></text:span><text:span text:style-name="_3c_C_3e_"><text:span text:style-name="T512">objetos heredados</text:span></text:span><text:span text:style-name="_3c_C_3e_"><text:span text:style-name="T511">, pero los </text:span></text:span><text:span text:style-name="_3c_C_2b__2b__3e_"><text:span text:style-name="T352">catch</text:span></text:span><text:span text:style-name="_3c_C_3e_"><text:span text:style-name="T511"> han de ser en orden inverso, </text:span></text:span><text:span text:style-name="_3c_C_3e_"><text:span text:style-name="T513">por que si se pone clases origen antes, estas son más generales y pillarían toda excepción al ser las derivadas parte de las generales. Por eso hay que ir de mas especificas a padres</text:span></text:span><text:span text:style-name="_3c_C_3e_"><text:span text:style-name="T511">:</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4">si pusiera esta la primera, todo error de hijos quedaria anulado por esta</text:span></text:span></text:p>
      <text:p text:style-name="P549"><text:span text:style-name="_3c_C_3e_"><text:span text:style-name="T515">Pero esto se haría asi, si no usaramos </text:span></text:span><text:span text:style-name="_3c_C_3e_"><text:span text:style-name="T516">polimorfismo</text:span></text:span><text:span text:style-name="_3c_C_3e_"><text:span text:style-name="T515">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5">, ya solo hace falta poner un </text:span></text:span><text:span text:style-name="_3c_C_2b__2b__3e_"><text:span text:style-name="T352">catch</text:span></text:span><text:span text:style-name="_3c_C_3e_"><text:span text:style-name="T515">.</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7">};</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8">const std::string funcion() const </text:span></text:span><text:span text:style-name="_3c_C_3e_"><text:span text:style-name="T519">override</text:span></text:span><text:span text:style-name="_3c_C_3e_"><text:span text:style-name="T518">{</text:span></text:span><text:span text:style-name="_3c_C_3e_"><text:span text:style-name="T519">return _msg + “Hija”</text:span></text:span><text:span text:style-name="_3c_C_3e_"><text:span text:style-name="T518">}</text:span></text:span><text:span text:style-name="_2f__2f_C"><text:span text:style-name="T518"> //</text:span></text:span><text:span text:style-name="_2f__2f_C"><text:span text:style-name="T519">override c++11</text:span></text:span></text:p>
      <text:p text:style-name="P549"><text:span text:style-name="_3c_C_2b__2b__3e_"><text:span text:style-name="T352">class Nieta : public Hija{</text:span></text:span></text:p>
      <text:p text:style-name="P549"><text:span text:style-name="_3c_C_3e_"><text:span text:style-name="T517">public :</text:span></text:span></text:p>
      <text:p text:style-name="P549"><text:span text:style-name="_3c_C_3e_"><text:span text:style-name="T517"><text:tab/>Nieta (const std::string &amp;s) : Hija(s){}</text:span></text:span></text:p>
      <text:p text:style-name="P550"><text:span text:style-name="_3c_C_3e_"><text:span text:style-name="T517"><text:tab/></text:span></text:span><text:span text:style-name="_3c_C_3e_"><text:span text:style-name="T518">const std::string </text:span></text:span><text:span text:style-name="_3c_C_3e_"><text:span text:style-name="T519">f</text:span></text:span><text:span text:style-name="_3c_C_3e_"><text:span text:style-name="T518">uncion() const </text:span></text:span><text:span text:style-name="_3c_C_3e_"><text:span text:style-name="T519">override</text:span></text:span><text:span text:style-name="_3c_C_3e_"><text:span text:style-name="T518">{</text:span></text:span><text:span text:style-name="_3c_C_3e_"><text:span text:style-name="T519">return _msg + “Nieta”</text:span></text:span><text:span text:style-name="_3c_C_3e_"><text:span text:style-name="T518">} </text:span></text:span><text:span text:style-name="_2f__2f_C"><text:span text:style-name="T518"><text:s/>//</text:span></text:span><text:span text:style-name="_2f__2f_C"><text:span text:style-name="T519">override c++11</text:span></text:span></text:p>
      <text:p text:style-name="P549"><text:span text:style-name="_3c_C_3e_"><text:span text:style-name="T517">};</text:span></text:span></text:p>
      <text:p text:style-name="P551"><text:span text:style-name="_3c_C_3e_"><text:span text:style-name="T520">void do_something(size_t i){</text:span></text:span></text:p>
      <text:p text:style-name="P551"><text:span text:style-name="_3c_C_3e_"><text:span text:style-name="T520"><text:tab/>if(i == 2){throw Hija(“i es 2”</text:span></text:span><text:span text:style-name="_3c_C_3e_"><text:span text:style-name="T519">)</text:span></text:span><text:span text:style-name="_3c_C_3e_"><text:span text:style-name="T520">};</text:span></text:span></text:p>
      <text:p text:style-name="P551"><text:span text:style-name="_3c_C_3e_"><text:span text:style-name="T520"><text:tab/>if (i == 3{throw Nieta(“i es 3”</text:span></text:span><text:span text:style-name="_3c_C_3e_"><text:span text:style-name="T519">)</text:span></text:span><text:span text:style-name="_3c_C_3e_"><text:span text:style-name="T520">};}</text:span></text:span></text:p>
      <text:p text:style-name="P549"><text:span text:style-name="_3c_C_3e_"><text:span text:style-name="T517">int main(){</text:span></text:span></text:p>
      <text:p text:style-name="P551"><text:span text:style-name="_3c_C_3e_"><text:span text:style-name="T517"><text:tab/></text:span></text:span><text:span text:style-name="_3c_C_3e_"><text:span text:style-name="T520">for (size_t i = 0; i &lt; 5; i++){</text:span></text:span></text:p>
      <text:p text:style-name="P551"><text:span text:style-name="_3c_C_3e_"><text:span text:style-name="T520"><text:tab/><text:tab/>try{<text:tab/></text:span></text:span></text:p>
      <text:p text:style-name="P551"><text:span text:style-name="_3c_C_3e_"><text:span text:style-name="T520"><text:tab/><text:tab/><text:tab/>do_something(i);}</text:span></text:span></text:p>
      <text:p text:style-name="P551"><text:span text:style-name="_3c_C_3e_"><text:span text:style-name="T520"><text:tab/><text:tab/>catch((Padre </text:span></text:span><text:span text:style-name="_3c_C_2b__2b__3e_"><text:span text:style-name="T352">&amp;</text:span></text:span><text:span text:style-name="_3c_C_3e_"><text:span text:style-name="T520">ex){ </text:span></text:span><text:span text:style-name="_2f__2f_C"><text:span text:style-name="T520">//</text:span></text:span><text:span text:style-name="_2f__2f_C"><text:span text:style-name="T518">solo hace falta uno al ser polimorficos. </text:span></text:span><text:span text:style-name="_2f__2f_C"><text:span text:style-name="T521">ha de ser un tipo Padre más general</text:span></text:span></text:p>
      <text:p text:style-name="P551"><text:span text:style-name="_3c_C_3e_"><text:span text:style-name="T520"><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2">Relanzar</text:span></text:span></text:p>
      <text:p text:style-name="P552"><text:span text:style-name="_3c_C_3e_"><text:span text:style-name="T523">Se puede hacer un relanzando de una excepción y la sintaxis es con </text:span></text:span><text:span text:style-name="_3c_C_2b__2b__3e_"><text:span text:style-name="T352">throw</text:span></text:span><text:span text:style-name="_3c_C_3e_"><text:span text:style-name="T523">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4">for (size_t i{}, I &lt; 5, ++i){ //</text:span></text:span><text:span text:style-name="_3c_C_3e_"><text:span text:style-name="T525">c++11 por inicializacion int i{3}</text:span></text:span></text:p>
      <text:p text:style-name="P552"><text:span text:style-name="_3c_C_3e_"><text:span text:style-name="T524"><text:tab/><text:tab/>try{</text:span></text:span></text:p>
      <text:p text:style-name="P552"><text:span text:style-name="_3c_C_3e_"><text:span text:style-name="T524"><text:tab/><text:tab/><text:tab/>d</text:span></text:span><text:span text:style-name="_3c_C_3e_"><text:span text:style-name="T352">o_something();} </text:span></text:span><text:span text:style-name="_2f__2f_C"><text:span text:style-name="T352">//</text:span></text:span><text:span text:style-name="_2f__2f_C"><text:span text:style-name="T524">do_something hará un throw dentro.</text:span></text:span></text:p>
      <text:p text:style-name="P552"><text:span text:style-name="_3c_C_3e_"><text:span text:style-name="T524"><text:tab/>catch(</text:span></text:span><text:span text:style-name="_3c_C_2b__2b__3e_"><text:span text:style-name="T352">...</text:span></text:span><text:span text:style-name="_3c_C_3e_"><text:span text:style-name="T524">){ </text:span></text:span><text:span text:style-name="_2f__2f_C"><text:span text:style-name="T524">//</text:span></text:span><text:span text:style-name="_3c_C_2b__2b__3e_"><text:span text:style-name="T352"> (…)</text:span></text:span><text:span text:style-name="_2f__2f_C"><text:span text:style-name="T526"> </text:span></text:span><text:span text:style-name="_2f__2f_C"><text:span text:style-name="T524">se meterá para cualquier throw lanzado dentro de do_something()</text:span></text:span></text:p>
      <text:p text:style-name="P552"><text:span text:style-name="_3c_C_3e_"><text:span text:style-name="T524"><text:tab/><text:tab/></text:span></text:span><text:span text:style-name="_3c_C_2b__2b__3e_"><text:span text:style-name="T352">throw</text:span></text:span><text:span text:style-name="_3c_C_3e_"><text:span text:style-name="T524">; </text:span></text:span><text:span text:style-name="_2f__2f_C"><text:span text:style-name="T524">// si fuera </text:span></text:span><text:span text:style-name="_3c_C_3e_"><text:span text:style-name="T352">throw tipo</text:span></text:span><text:span text:style-name="_2f__2f_C"><text:span text:style-name="T524"> haría una copia y en clases haría object slicing.</text:span></text:span></text:p>
      <text:p text:style-name="P552"><text:span text:style-name="_2f__2f_C"><text:span text:style-name="T524"><text:tab/><text:tab/><text:tab/>//dicho throw hara que nos sagamos del loop for, y pasaremos al siguiente catch.</text:span></text:span></text:p>
      <text:p text:style-name="P552"><text:span text:style-name="_3c_C_3e_"><text:span text:style-name="T524"><text:tab/>}</text:span></text:span></text:p>
      <text:p text:style-name="P552"><text:span text:style-name="_3c_C_3e_"><text:span text:style-name="T524"><text:tab/>catch(...){loquesea();}</text:span></text:span></text:p>
      <text:p text:style-name="P552"><text:span text:style-name="_3c_C_3e_"><text:span text:style-name="T524">}</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7">Excepciones bloqueadas a solo la función.</text:span></text:span></text:p>
      <text:p text:style-name="P553"><text:span text:style-name="_3c_C_3e_"><text:span text:style-name="T528">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8">1. </text:span></text:span><text:span text:style-name="_3c_C_2b__2b__3e_"><text:span text:style-name="T352">noexcept</text:span></text:span><text:span text:style-name="_3c_C_3e_"><text:span text:style-name="T528"> que es para C++11, es como una etiqueta aplicada a la función para que no salga de ahí.</text:span></text:span></text:p>
      <text:p text:style-name="P553"><text:span text:style-name="_3c_C_3e_"><text:span text:style-name="T520">void do_something(size_t I) </text:span></text:span><text:span text:style-name="_3c_C_2b__2b__3e_"><text:span text:style-name="T352">noexcept</text:span></text:span><text:span text:style-name="_3c_C_3e_"><text:span text:style-name="T529"> </text:span></text:span><text:span text:style-name="_3c_C_3e_"><text:span text:style-name="T520">{ </text:span></text:span><text:span text:style-name="_2f__2f_C"><text:span text:style-name="T520">//</text:span></text:span><text:span text:style-name="_2f__2f_C"><text:span text:style-name="T530">se puede poner noexcept(true) o noexcept(false) para <text:tab/><text:tab/><text:tab/><text:tab/>permitirlo o no.</text:span></text:span></text:p>
      <text:p text:style-name="P553"><text:span text:style-name="_3c_C_3e_"><text:span text:style-name="T520"><text:tab/></text:span></text:span><text:span text:style-name="_3c_C_3e_"><text:span text:style-name="T529">try{</text:span></text:span></text:p>
      <text:p text:style-name="P553"><text:span text:style-name="_3c_C_3e_"><text:span text:style-name="T529"><text:tab/><text:tab/>throw1;}</text:span></text:span></text:p>
      <text:p text:style-name="P553"><text:span text:style-name="_3c_C_3e_"><text:span text:style-name="T529"><text:tab/>catch(int ex){ throw;} </text:span></text:span><text:span text:style-name="_2f__2f_C"><text:span text:style-name="T529">//ese relanzado throw </text:span></text:span><text:span text:style-name="_2f__2f_C"><text:span text:style-name="T530">terminará</text:span></text:span><text:span text:style-name="_2f__2f_C"><text:span text:style-name="T529"> el programa por std::terminate(), ya que no <text:tab/><text:tab/><text:tab/><text:tab/><text:tab/>puede salir de la función al no haber más catch dentro de la misma.</text:span></text:span></text:p>
      <text:p text:style-name="P553"><text:span text:style-name="_3c_C_3e_"><text:span text:style-name="T529">}</text:span></text:span></text:p>
      <text:p text:style-name="P553"><text:span text:style-name="_3c_C_3e_"><text:span text:style-name="T529"/></text:span></text:p>
      <text:p text:style-name="P554"><text:span text:style-name="_3c_C_3e_"><text:span text:style-name="T531">2.</text:span></text:span><text:span text:style-name="_3c_C_2b__2b__3e_"><text:span text:style-name="T352"> throw()</text:span></text:span><text:span text:style-name="_3c_C_3e_"><text:span text:style-name="T531"> dentro de la función para C++98, pero ya está obsoleto.</text:span></text:span></text:p>
      <text:p text:style-name="P554"><text:span text:style-name="_3c_C_3e_"><text:span text:style-name="T520">void do_something(size_t I) </text:span></text:span><text:span text:style-name="_3c_C_2b__2b__3e_"><text:span text:style-name="T530">throw()</text:span></text:span><text:span text:style-name="_3c_C_3e_"><text:span text:style-name="T529"> </text:span></text:span><text:span text:style-name="_3c_C_3e_"><text:span text:style-name="T520">{ </text:span></text:span><text:span text:style-name="_2f__2f_C"><text:span text:style-name="T520">//</text:span></text:span><text:span text:style-name="_2f__2f_C"><text:span text:style-name="T530">si se compila en posterior a C++98 daría advertencia</text:span></text:span></text:p>
      <text:p text:style-name="P554"><text:span text:style-name="_3c_C_3e_"><text:span text:style-name="T520"><text:tab/></text:span></text:span><text:span text:style-name="_3c_C_3e_"><text:span text:style-name="T529">try{</text:span></text:span></text:p>
      <text:p text:style-name="P554"><text:span text:style-name="_3c_C_3e_"><text:span text:style-name="T529"><text:tab/><text:tab/>throw1;}</text:span></text:span></text:p>
      <text:p text:style-name="P554"><text:span text:style-name="_3c_C_3e_"><text:span text:style-name="T529"><text:tab/>catch(int ex){ throw;} </text:span></text:span><text:span text:style-name="_2f__2f_C"><text:span text:style-name="T529">//ese relanzado throw </text:span></text:span><text:span text:style-name="_2f__2f_C"><text:span text:style-name="T530">terminará</text:span></text:span><text:span text:style-name="_2f__2f_C"><text:span text:style-name="T529"> el programa por std::terminate(), ya que no <text:tab/><text:tab/><text:tab/><text:tab/><text:tab/>puede salir de la función al no haber más catch dentro de la misma.</text:span></text:span></text:p>
      <text:p text:style-name="P554"><text:span text:style-name="_3c_C_3e_"><text:span text:style-name="T529">}</text:span></text:span></text:p>
      <text:p text:style-name="P554"><text:span text:style-name="_3c_C_3e_"><text:span text:style-name="T531">en el código anterior si hago esto:</text:span></text:span></text:p>
      <text:p text:style-name="P554"><text:span text:style-name="_3c_C_3e_"><text:span text:style-name="T520">void do_something(size_t I) </text:span></text:span><text:span text:style-name="_3c_C_2b__2b__3e_"><text:span text:style-name="T530">throw(int)</text:span></text:span><text:span text:style-name="_3c_C_3e_"><text:span text:style-name="T530">{ </text:span></text:span><text:span text:style-name="_2f__2f_C"><text:span text:style-name="T530">//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7">Excepciones </text:span></text:span><text:span text:style-name="_3c_C_3e_"><text:span text:style-name="T532">en un Destructor</text:span></text:span><text:span text:style-name="_3c_C_3e_"><text:span text:style-name="T527">.</text:span></text:span></text:p>
      <text:p text:style-name="P555"><text:span text:style-name="_3c_C_3e_"><text:span text:style-name="T533">Se puede pasar una excepción por un destructor de clase, pero solo es recomendable si no hay otras excepciones en curso:</text:span></text:span></text:p>
      <text:p text:style-name="P556"><text:span text:style-name="_3c_C_3e_"><text:span text:style-name="T534">class Padre{</text:span></text:span></text:p>
      <text:p text:style-name="P556"><text:span text:style-name="_3c_C_3e_"><text:span text:style-name="T534">public:</text:span></text:span></text:p>
      <text:p text:style-name="P556"><text:span text:style-name="_3c_C_3e_"><text:span text:style-name="T534"><text:tab/>Padre(){}</text:span></text:span></text:p>
      <text:p text:style-name="P556"><text:span text:style-name="_3c_C_3e_"><text:span text:style-name="T534"><text:tab/>~Padre() noexcept(false){ </text:span></text:span><text:span text:style-name="_2f__2f_C"><text:span text:style-name="T534">//solo a partir de C++11</text:span></text:span></text:p>
      <text:p text:style-name="P556"><text:span text:style-name="_3c_C_3e_"><text:span text:style-name="T534"><text:tab/><text:tab/>throw 0;}</text:span></text:span></text:p>
      <text:p text:style-name="P556"><text:span text:style-name="_3c_C_3e_"><text:span text:style-name="T534">int main(){</text:span></text:span></text:p>
      <text:p text:style-name="P556"><text:span text:style-name="_3c_C_3e_"><text:span text:style-name="T534"><text:tab/>try{ Padre padre;</text:span></text:span></text:p>
      <text:p text:style-name="P556"><text:span text:style-name="_3c_C_3e_"><text:span text:style-name="T534"><text:tab/>}catch (int ex){…} </text:span></text:span><text:span text:style-name="_2f__2f_C"><text:span text:style-name="T534">//aqui llegaría si hemos metido el noexcept(false) dentro del destructor</text:span></text:span></text:p>
      <text:p text:style-name="P556"><text:span text:style-name="_3c_C_3e_"><text:span text:style-name="T534"><text:tab/>return 0;}</text:span></text:span></text:p>
      <text:p text:style-name="P556"><text:span text:style-name="_3c_C_3e_"><text:span text:style-name="T533">Si fuera sin </text:span></text:span><text:span text:style-name="_3c_C_2b__2b__3e_"><text:span text:style-name="T352">noexcept(false) </text:span></text:span><text:span text:style-name="_3c_C_3e_"><text:span text:style-name="T533">se considera automaticamente como</text:span></text:span><text:span text:style-name="_3c_C_2b__2b__3e_"><text:span text:style-name="T352"> noexcept(true)</text:span></text:span><text:span text:style-name="_3c_C_3e_"><text:span text:style-name="T533"> siempre en destructores, por lo que esto sería válido:</text:span></text:span><text:span text:style-name="_2f__2f_C"><text:span text:style-name="T534"><text:line-break/></text:span></text:span><text:span text:style-name="_3c_C_3e_"><text:span text:style-name="T352">~Padre() { </text:span></text:span><text:span text:style-name="_2f__2f_C"><text:span text:style-name="T352">//</text:span></text:span><text:span text:style-name="_2f__2f_C"><text:span text:style-name="T535">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6">Para permitir sacar una excepcion en concreto en C++98 tendría que poner:</text:span></text:span></text:p>
      <text:p text:style-name="P557"><text:span text:style-name="_3c_C_3e_"><text:span text:style-name="T534">class Padre{</text:span></text:span></text:p>
      <text:p text:style-name="P557"><text:span text:style-name="_3c_C_3e_"><text:span text:style-name="T534">public:</text:span></text:span></text:p>
      <text:p text:style-name="P557"><text:span text:style-name="_3c_C_3e_"><text:span text:style-name="T534"><text:tab/>Padre(){}</text:span></text:span></text:p>
      <text:p text:style-name="P557"><text:span text:style-name="_3c_C_3e_"><text:span text:style-name="T534"><text:tab/>~Padre() </text:span></text:span><text:span text:style-name="_3c_C_2b__2b__3e_"><text:span text:style-name="T352">throw(int)</text:span></text:span><text:span text:style-name="_3c_C_3e_"><text:span text:style-name="T534">{ </text:span></text:span><text:span text:style-name="_2f__2f_C"><text:span text:style-name="T534">//solo </text:span></text:span><text:span text:style-name="_2f__2f_C"><text:span text:style-name="T535">valido en</text:span></text:span><text:span text:style-name="_2f__2f_C"><text:span text:style-name="T534"> C++</text:span></text:span><text:span text:style-name="_2f__2f_C"><text:span text:style-name="T535">98</text:span></text:span></text:p>
      <text:p text:style-name="P557"><text:span text:style-name="_3c_C_3e_"><text:span text:style-name="T534"><text:tab/><text:tab/>throw 0;}</text:span></text:span></text:p>
      <text:p text:style-name="P557"><text:span text:style-name="_3c_C_3e_"><text:span text:style-name="T534"/></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7">Standard</text:span></text:span></text:p>
      <text:p text:style-name="P558"><text:span text:style-name="_3c_C_3e_"><text:span text:style-name="T538">Ya hay una librería para usar excepciones ya construidas. Es con </text:span></text:span><text:span text:style-name="_3c_C_2b__2b__3e_"><text:span text:style-name="T352">#include &lt;exception&gt;</text:span></text:span></text:p>
      <text:p text:style-name="P558"><text:span text:style-name="_3c_C_3e_"><text:span text:style-name="T538">Se puede ver más aquí: </text:span></text:span><text:a xlink:type="simple" xlink:href="https://en.cppreference.com/w/cpp/error/exception.html" text:style-name="Internet_20_link" text:visited-style-name="Visited_20_Internet_20_Link"><text:span text:style-name="_3c_C_3e_"><text:span text:style-name="T539">https://en.cppreference.com/w/cpp/error/exception.html</text:span></text:span></text:a></text:p>
      <text:p text:style-name="P559"><text:span text:style-name="_3c_C_3e_"><text:span text:style-name="T540">Dentro del link se pueden ver cuales son de C++98 (sin etiqueta) y cuales no.</text:span></text:span></text:p>
      <text:p text:style-name="P560"><text:span text:style-name="_3c_C_3e_"><text:span text:style-name="T541">Ej: Para este ejemplo vamos a considerar dos objectos polimórficos:</text:span></text:span></text:p>
      <text:p text:style-name="P560"><text:span text:style-name="_3c_C_3e_"><text:span text:style-name="T534">class Padre{…</text:span></text:span><text:span text:style-name="_3c_C_3e_"><text:span text:style-name="T542">};</text:span></text:span></text:p>
      <text:p text:style-name="P560"><text:span text:style-name="_3c_C_3e_"><text:span text:style-name="T542">class Hija : public Padre{…};</text:span></text:span></text:p>
      <text:p text:style-name="P560"><text:span text:style-name="_3c_C_3e_"><text:span text:style-name="T541">Si hacemos esto en el main:</text:span></text:span></text:p>
      <text:p text:style-name="P560"><text:soft-page-break/><text:span text:style-name="_3c_C_3e_"><text:span text:style-name="T542">int<text:tab/>main(){</text:span></text:span></text:p>
      <text:p text:style-name="P560"><text:span text:style-name="_3c_C_3e_"><text:span text:style-name="T542"><text:tab/>Padre padre1;</text:span></text:span></text:p>
      <text:p text:style-name="P560"><text:span text:style-name="_3c_C_3e_"><text:span text:style-name="T542"><text:tab/>Hija *p_hija = dynamic_cast&lt;Hija*&gt;(</text:span></text:span><text:span text:style-name="_3c_C_3e_"><text:span text:style-name="T543">&amp;padre1</text:span></text:span><text:span text:style-name="_3c_C_3e_"><text:span text:style-name="T542">); </text:span></text:span><text:span text:style-name="_2f__2f_C"><text:span text:style-name="T542">//el puntero será nullptr o NULL en C++98 </text:span></text:span><text:span text:style-name="_2f__2f_C"><text:span text:style-name="T543">por <text:tab/><text:tab/><text:tab/><text:tab/>que no se puede sacar info de Hija si el objecto creado es anterior (Padre)</text:span></text:span></text:p>
      <text:p text:style-name="P560"><text:span text:style-name="_2f__2f_C"><text:span text:style-name="T542"><text:tab/></text:span></text:span><text:span text:style-name="_3c_C_3e_"><text:span text:style-name="T542">if (p_hija) {do_something(p_hija);}}</text:span></text:span></text:p>
      <text:p text:style-name="P560"><text:span text:style-name="_3c_C_3e_"><text:span text:style-name="T541">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4">PERO si en vez de usar punteros usamos referencias:</text:span></text:span></text:p>
      <text:p text:style-name="P561"><text:span text:style-name="_3c_C_3e_"><text:span text:style-name="T542">int<text:tab/>main(){</text:span></text:span></text:p>
      <text:p text:style-name="P561"><text:span text:style-name="_3c_C_3e_"><text:span text:style-name="T542"><text:tab/>Padre padre1;</text:span></text:span></text:p>
      <text:p text:style-name="P561"><text:span text:style-name="_3c_C_3e_"><text:span text:style-name="T542"><text:tab/>Hija </text:span></text:span><text:span text:style-name="_3c_C_3e_"><text:span text:style-name="T543">&amp;ref</text:span></text:span><text:span text:style-name="_3c_C_3e_"><text:span text:style-name="T542">_hija = dynamic_cast&lt;Hija</text:span></text:span><text:span text:style-name="_3c_C_3e_"><text:span text:style-name="T543">&amp;</text:span></text:span><text:span text:style-name="_3c_C_3e_"><text:span text:style-name="T542">&gt;(</text:span></text:span><text:span text:style-name="_3c_C_3e_"><text:span text:style-name="T543">padre1</text:span></text:span><text:span text:style-name="_3c_C_3e_"><text:span text:style-name="T542">); </text:span></text:span><text:span text:style-name="_2f__2f_C"><text:span text:style-name="T542">//</text:span></text:span><text:span text:style-name="_2f__2f_C"><text:span text:style-name="T543">las referencias no pueden tomar valor NULL</text:span></text:span></text:p>
      <text:p text:style-name="P561"><text:span text:style-name="_2f__2f_C"><text:span text:style-name="T542"><text:tab/></text:span></text:span><text:span text:style-name="_3c_C_3e_"><text:span text:style-name="T542">if (</text:span></text:span><text:span text:style-name="_3c_C_3e_"><text:span text:style-name="T543">ref</text:span></text:span><text:span text:style-name="_3c_C_3e_"><text:span text:style-name="T542">_hija) {do_something(p_hija);}} </text:span></text:span><text:span text:style-name="_2f__2f_C"><text:span text:style-name="T542">//</text:span></text:span><text:span text:style-name="_2f__2f_C"><text:span text:style-name="T543">no se puede hacer</text:span></text:span></text:p>
      <text:p text:style-name="P562"><text:span text:style-name="_3c_C_3e_"><text:span text:style-name="T544"/></text:span></text:p>
      <text:p text:style-name="P562"><text:span text:style-name="_3c_C_3e_"><text:span text:style-name="T545">Cuando se hace por referencia, si no se puede realizar el programa lanzará una excepción standard que se puede recoger, por lo tanto en vez del if, debemos usar:</text:span></text:span></text:p>
      <text:p text:style-name="P562"><text:span text:style-name="_3c_C_3e_"><text:span text:style-name="T542">int<text:tab/>main(){</text:span></text:span></text:p>
      <text:p text:style-name="P562"><text:span text:style-name="_3c_C_3e_"><text:span text:style-name="T542"><text:tab/></text:span></text:span><text:span text:style-name="_3c_C_3e_"><text:span text:style-name="T546">try{</text:span></text:span></text:p>
      <text:p text:style-name="P562"><text:span text:style-name="_3c_C_3e_"><text:span text:style-name="T542"><text:tab/><text:tab/>Padre padre1;</text:span></text:span></text:p>
      <text:p text:style-name="P562"><text:span text:style-name="_3c_C_3e_"><text:span text:style-name="T542"><text:tab/><text:tab/>Hija </text:span></text:span><text:span text:style-name="_3c_C_3e_"><text:span text:style-name="T543">&amp;ref</text:span></text:span><text:span text:style-name="_3c_C_3e_"><text:span text:style-name="T542">_hija = dynamic_cast&lt;Hija</text:span></text:span><text:span text:style-name="_3c_C_3e_"><text:span text:style-name="T543">&amp;</text:span></text:span><text:span text:style-name="_3c_C_3e_"><text:span text:style-name="T542">&gt;(</text:span></text:span><text:span text:style-name="_3c_C_3e_"><text:span text:style-name="T543">padre1</text:span></text:span><text:span text:style-name="_3c_C_3e_"><text:span text:style-name="T542">);</text:span></text:span></text:p>
      <text:p text:style-name="P562"><text:span text:style-name="_3c_C_3e_"><text:span text:style-name="T542"><text:tab/><text:tab/></text:span></text:span><text:span text:style-name="_3c_C_3e_"><text:span text:style-name="T546">do_something(ref_hija);</text:span></text:span></text:p>
      <text:p text:style-name="P562"><text:span text:style-name="_3c_C_3e_"><text:span text:style-name="T546"><text:tab/>} </text:span></text:span><text:span text:style-name="_3c_C_2b__2b__3e_"><text:span text:style-name="T352">catch(std::exception &amp;ex)</text:span></text:span><text:span text:style-name="_3c_C_3e_"><text:span text:style-name="T546">{ </text:span></text:span><text:span text:style-name="_2f__2f_C"><text:span text:style-name="T546">//más especifico sería catch(const std::bad_cast &amp;ex)</text:span></text:span></text:p>
      <text:p text:style-name="P562"><text:span text:style-name="_2f__2f_C"><text:span text:style-name="T546"><text:tab/><text:tab/>//</text:span></text:span><text:span text:style-name="_2f__2f_C"><text:span text:style-name="T547">notar qeu es &amp;ex ya que al ser referencia permitiría el polimorfismo ya que std::exception ex, haría <text:tab/><text:tab/><text:tab/>//object slicing</text:span></text:span></text:p>
      <text:p text:style-name="P562"><text:span text:style-name="_3c_C_3e_"><text:span text:style-name="T546"><text:tab/><text:tab/>std::cout &lt;&lt; “Error : ” &lt;&lt; </text:span></text:span><text:span text:style-name="_3c_C_2b__2b__3e_"><text:span text:style-name="T352">ex.what()</text:span></text:span><text:span text:style-name="_3c_C_3e_"><text:span text:style-name="T546"> &lt;&lt; std::endl;} </text:span></text:span><text:span text:style-name="_2f__2f_C"><text:span text:style-name="T546">//lanzará un std::bad_cast.<text:tab/></text:span></text:span></text:p>
      <text:p text:style-name="P562"><text:span text:style-name="_2f__2f_C"><text:span text:style-name="T546"/></text:span></text:p>
      <text:p text:style-name="P562"><text:span text:style-name="_3c_C_3e_"><text:span text:style-name="T545">Eso para ver el error, si quiero imprimirlo bajo </text:span></text:span><text:span text:style-name="_3c_C_2b__2b__3e_"><text:span text:style-name="T352">catch(std::exception)</text:span></text:span><text:span text:style-name="_3c_C_3e_"><text:span text:style-name="T545"> puedo hacer:</text:span></text:span></text:p>
      <text:p text:style-name="P562"><text:span text:style-name="_3c_C_3e_"><text:span text:style-name="T546">catch(std::exception &amp;ex){</text:span></text:span></text:p>
      <text:p text:style-name="P562"><text:span text:style-name="_3c_C_3e_"><text:span text:style-name="T546"><text:tab/></text:span></text:span><text:span text:style-name="_3c_C_2b__2b__3e_"><text:span text:style-name="T352">if(ex) == typeid(std::bad_cast))</text:span></text:span></text:p>
      <text:p text:style-name="P562"><text:span text:style-name="_3c_C_3e_"><text:span text:style-name="T548"><text:tab/><text:tab/>std::cout &lt;&lt; “Se lanzo un bad_cast: ” &lt;&lt; ex.what();</text:span></text:span></text:p>
      <text:p text:style-name="P562"><text:span text:style-name="_3c_C_3e_"><text:span text:style-name="T548"><text:tab/>else</text:span></text:span></text:p>
      <text:p text:style-name="P562"><text:span text:style-name="_3c_C_3e_"><text:span text:style-name="T548"><text:tab/><text:tab/>std::cout &lt;&lt; “Otra excepcion : ” &lt;&lt; ex.what();</text:span></text:span><text:span text:style-name="_3c_C_3e_"><text:span text:style-name="T549">}</text:span></text:span></text:p>
      <text:p text:style-name="P562"><text:span text:style-name="_3c_C_3e_"><text:span text:style-name="T549"/></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0">Lanzar excepciones </text:span></text:span><text:span text:style-name="_3c_C_3e_"><text:span text:style-name="T537">Standard</text:span></text:span></text:p>
      <text:p text:style-name="P563"><text:span text:style-name="_3c_C_3e_"><text:span text:style-name="T551">Hemos visto que cuando se autolanzan, no se usa el </text:span></text:span><text:span text:style-name="_3c_C_2b__2b__3e_"><text:span text:style-name="T352">throw</text:span></text:span><text:span text:style-name="_3c_C_3e_"><text:span text:style-name="T551">, pero podemos forzar lanzar una excepción standard.</text:span></text:span></text:p>
      <text:p text:style-name="P563"><text:span text:style-name="_3c_C_3e_"><text:span text:style-name="T551">Si tenemos una clase Estudiante que almacenamos un número determinado en un array:</text:span></text:span></text:p>
      <text:p text:style-name="P563"><text:span text:style-name="_3c_C_3e_"><text:span text:style-name="T534">class </text:span></text:span><text:span text:style-name="_3c_C_3e_"><text:span text:style-name="T552">Estudiante{</text:span></text:span></text:p>
      <text:p text:style-name="P563"><text:soft-page-break/><text:span text:style-name="_3c_C_3e_"><text:span text:style-name="T552">private:</text:span></text:span></text:p>
      <text:p text:style-name="P563"><text:span text:style-name="_3c_C_3e_"><text:span text:style-name="T552"><text:tab/>std::string<text:tab/>_alumno[5];}</text:span></text:span></text:p>
      <text:p text:style-name="P563"><text:span text:style-name="_3c_C_3e_"><text:span text:style-name="T551">Si luego tenemos un getter para sacar info de los estudiantes almacenados, podemos controlar el número pasado de índice:</text:span></text:span></text:p>
      <text:p text:style-name="P563"><text:span text:style-name="_3c_C_3e_"><text:span text:style-name="T552">const std::string get_estudiante(size_t index){</text:span></text:span></text:p>
      <text:p text:style-name="P563"><text:span text:style-name="_3c_C_3e_"><text:span text:style-name="T552"><text:tab/>const std::string msg = “Indice fuera de rango”;</text:span></text:span></text:p>
      <text:p text:style-name="P563"><text:span text:style-name="_3c_C_3e_"><text:span text:style-name="T552"><text:tab/>if (index &gt;= 5) </text:span></text:span><text:span text:style-name="_2f__2f_C"><text:span text:style-name="T552">//</text:span></text:span><text:span text:style-name="_2f__2f_C"><text:span text:style-name="T553">al ser size_t no puede ser negativo</text:span></text:span></text:p>
      <text:p text:style-name="P563"><text:span text:style-name="_3c_C_3e_"><text:span text:style-name="T552"><text:tab/><text:tab/></text:span></text:span><text:span text:style-name="_3c_C_2b__2b__3e_"><text:span text:style-name="T352">throw std::out_of_range(msg); </text:span></text:span><text:span text:style-name="_2f__2f_C"><text:span text:style-name="T352">//</text:span></text:span><text:span text:style-name="_2f__2f_C"><text:span text:style-name="T554">se puede mandar msg como dice aqui:</text:span></text:span></text:p>
      <text:p text:style-name="P563"><text:span text:style-name="_3c_C_2b__2b__3e_"><text:span text:style-name="T554"><text:tab/><text:tab/><text:tab/></text:span></text:span><text:a xlink:type="simple" xlink:href="https://en.cppreference.com/w/cpp/error/out_of_range.html" text:style-name="Internet_20_link" text:visited-style-name="Visited_20_Internet_20_Link"><text:span text:style-name="_2f__2f_C"><text:span text:style-name="T554">https://en.cppreference.com/w/cpp/error/out_of_range.html</text:span></text:span></text:a></text:p>
      <text:p text:style-name="P563"><text:span text:style-name="_3c_C_3e_"><text:span text:style-name="T552"><text:tab/>return (_alumno[index]</text:span></text:span><text:span text:style-name="_3c_C_3e_"><text:span text:style-name="T555">)</text:span></text:span><text:span text:style-name="_3c_C_3e_"><text:span text:style-name="T552">;}</text:span></text:span></text:p>
      <text:p text:style-name="P563"><text:span text:style-name="_3c_C_3e_"><text:span text:style-name="T552"/></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6">Excepciones derivadas de la Standard</text:span></text:span></text:p>
      <text:p text:style-name="P564"><text:span text:style-name="_3c_C_3e_"><text:span text:style-name="T557">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8">{ </text:span></text:span><text:span text:style-name="_2f__2f_C"><text:span text:style-name="T558">//</text:span></text:span><text:span text:style-name="_2f__2f_C"><text:span text:style-name="T559">la hacemos heredera de standard</text:span></text:span></text:p>
      <text:p text:style-name="P564"><text:span text:style-name="_3c_C_3e_"><text:span text:style-name="T558">public:</text:span></text:span></text:p>
      <text:p text:style-name="P564"><text:span text:style-name="_3c_C_3e_"><text:span text:style-name="T558"><text:tab/>const char *what() const noexcept override { </text:span></text:span><text:span text:style-name="_2f__2f_C"><text:span text:style-name="T558">//hay que redefinirla por que es virtual, <text:s/>y si <text:tab/>no, no se podrá generar un objeto de esta clase, siendo abstracta.</text:span></text:span></text:p>
      <text:p text:style-name="P564"><text:span text:style-name="_2f__2f_C"><text:span text:style-name="T558"><text:tab/></text:span></text:span><text:span text:style-name="_3c_C_3e_"><text:span text:style-name="T352"><text:tab/>return (“Dividido por cero detectado”);}</text:span></text:span><text:span text:style-name="_3c_C_3e_"><text:span text:style-name="T558">};</text:span></text:span></text:p>
      <text:p text:style-name="P565"><text:span text:style-name="_3c_C_3e_"><text:span text:style-name="T560">int dividir(int a, int b){</text:span></text:span></text:p>
      <text:p text:style-name="P565"><text:span text:style-name="_3c_C_3e_"><text:span text:style-name="T560"><text:tab/>if(b == 0)</text:span></text:span></text:p>
      <text:p text:style-name="P565"><text:span text:style-name="_3c_C_3e_"><text:span text:style-name="T560"><text:tab/><text:tab/></text:span></text:span><text:span text:style-name="_3c_C_2b__2b__3e_"><text:span text:style-name="T352">throw DividirPorCeroExcepcion(a, b);</text:span></text:span></text:p>
      <text:p text:style-name="P565"><text:span text:style-name="_3c_C_3e_"><text:span text:style-name="T560"><text:tab/>return (a/b);<text:tab/></text:span></text:span></text:p>
      <text:p text:style-name="P565"><text:span text:style-name="_3c_C_3e_"><text:span text:style-name="T560">}</text:span></text:span></text:p>
      <text:p text:style-name="P566"><text:span text:style-name="_3c_C_3e_"><text:span text:style-name="T561">int main(){</text:span></text:span></text:p>
      <text:p text:style-name="P566"><text:span text:style-name="_3c_C_3e_"><text:span text:style-name="T561"><text:tab/>try{</text:span></text:span></text:p>
      <text:p text:style-name="P566"><text:span text:style-name="_3c_C_3e_"><text:span text:style-name="T561"><text:tab/><text:tab/>dividir(10,0);</text:span></text:span></text:p>
      <text:p text:style-name="P566"><text:span text:style-name="_3c_C_3e_"><text:span text:style-name="T561"><text:tab/>} catch (std::exception &amp;ex){</text:span></text:span></text:p>
      <text:p text:style-name="P566"><text:span text:style-name="_3c_C_3e_"><text:span text:style-name="T561"><text:tab/><text:tab/>std::cout &lt;&lt; ex.what();</text:span></text:span><text:span text:style-name="_2f__2f_C"><text:span text:style-name="T561"> //como es polimorfica mostrará la de la clase creada derivada de la <text:tab/><text:tab/><text:tab/><text:tab/><text:tab/><text:tab/>standard</text:span></text:span></text:p>
      <text:p text:style-name="P566"><text:span text:style-name="_3c_C_3e_"><text:span text:style-name="T561"><text:tab/>}}</text:span></text:span></text:p>
      <text:p text:style-name="P566"><text:span text:style-name="_3c_C_3e_"><text:span text:style-name="T561">}</text:span></text:span></text:p>
      <text:p text:style-name="P566"><text:span text:style-name="_3c_C_3e_"><text:span text:style-name="T56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27T17:31:52.349306100</dc:date>
    <meta:editing-duration>P3DT20H19M42S</meta:editing-duration>
    <meta:editing-cycles>533</meta:editing-cycles>
    <meta:generator>LibreOffice/25.2.6.2$Windows_X86_64 LibreOffice_project/729c5bfe710f5eb71ed3bbde9e06a6065e9c6c5d</meta:generator>
    <meta:print-date>2025-01-04T16:07:11.302000000</meta:print-date>
    <meta:printed-by>Archivos PDF</meta:printed-by>
    <meta:document-statistic meta:table-count="0" meta:image-count="0" meta:object-count="0" meta:page-count="51" meta:paragraph-count="1390" meta:word-count="12270" meta:character-count="75900" meta:non-whitespace-character-count="64135"/>
  </office:meta>
</office:document-meta>
</file>